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in" fo:margin-bottom="0in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in" fo:margin-bottom="0in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in" fo:margin-bottom="0in" style:contextual-spacing="false"/>
    </style:style>
    <style:style style:name="P37" style:family="paragraph" style:parent-style-name="Text_20_body" style:list-style-name="L19"/>
    <style:style style:name="P38" style:family="paragraph" style:parent-style-name="Text_20_body" style:list-style-name="L19">
      <style:paragraph-properties fo:margin-top="0in" fo:margin-bottom="0in" style:contextual-spacing="false"/>
    </style:style>
    <style:style style:name="P39" style:family="paragraph" style:parent-style-name="Text_20_body" style:list-style-name="L20"/>
    <style:style style:name="P40" style:family="paragraph" style:parent-style-name="Text_20_body" style:list-style-name="L20">
      <style:paragraph-properties fo:margin-top="0in" fo:margin-bottom="0in" style:contextual-spacing="false"/>
    </style:style>
    <style:style style:name="P41" style:family="paragraph" style:parent-style-name="Text_20_body" style:list-style-name="L21"/>
    <style:style style:name="P42" style:family="paragraph" style:parent-style-name="Text_20_body" style:list-style-name="L21">
      <style:paragraph-properties fo:margin-top="0in" fo:margin-bottom="0in" style:contextual-spacing="false"/>
    </style:style>
    <style:style style:name="P43" style:family="paragraph" style:parent-style-name="Text_20_body" style:list-style-name="L22"/>
    <style:style style:name="P44" style:family="paragraph" style:parent-style-name="Text_20_body" style:list-style-name="L22">
      <style:paragraph-properties fo:margin-top="0in" fo:margin-bottom="0in" style:contextual-spacing="false"/>
    </style:style>
    <style:style style:name="P45" style:family="paragraph" style:parent-style-name="Text_20_body" style:list-style-name="L23"/>
    <style:style style:name="P46" style:family="paragraph" style:parent-style-name="Text_20_body" style:list-style-name="L2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trópoles Cyberpunk: Construindo o Futuro nas Cidades do Amanhã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><text:span text:style-name="Strong_20_Emphasis">Introdução</text:span></text:p>
      <text:list xml:id="list1859720765" text:style-name="L17">
        <text:list-item>
          <text:p text:style-name="P34">Apresentação do Tema</text:p>
        </text:list-item>
        <text:list-item>
          <text:p text:style-name="P34">Importância das Cidades no Cyberpunk</text:p>
        </text:list-item>
        <text:list-item>
          <text:p text:style-name="P33">Objetivos do eBook</text:p>
        </text:list-item>
      </text:list>
      <text:p text:style-name="Text_20_body"><text:span text:style-name="Strong_20_Emphasis">Capítulo 1: Fundamentos do Cyberpunk</text:span></text:p>
      <text:list xml:id="list2974588377" text:style-name="L18">
        <text:list-item>
          <text:p text:style-name="P36">Definição e Origens do Gênero</text:p>
        </text:list-item>
        <text:list-item>
          <text:p text:style-name="P36">Temas e Elementos Comuns</text:p>
        </text:list-item>
        <text:list-item>
          <text:p text:style-name="P35">Exemplos Clássicos e Modernos</text:p>
        </text:list-item>
      </text:list>
      <text:p text:style-name="Text_20_body"><text:span text:style-name="Strong_20_Emphasis">Capítulo 2: Elementos Essenciais de uma Cidade Cyberpunk</text:span></text:p>
      <text:list xml:id="list3500629459" text:style-name="L19">
        <text:list-item>
          <text:p text:style-name="P38">Arquitetura e Design Urbano</text:p>
        </text:list-item>
        <text:list-item>
          <text:p text:style-name="P38">Tecnologia e Inovação</text:p>
        </text:list-item>
        <text:list-item>
          <text:p text:style-name="P37">Socioeconomia e Desigualdade</text:p>
        </text:list-item>
      </text:list>
      <text:p text:style-name="Text_20_body"><text:span text:style-name="Strong_20_Emphasis">Capítulo 3: Cultura e Sociedade</text:span></text:p>
      <text:list xml:id="list2369660464" text:style-name="L20">
        <text:list-item>
          <text:p text:style-name="P40">Vida Cotidiana nas Cidades Cyberpunk</text:p>
        </text:list-item>
        <text:list-item>
          <text:p text:style-name="P40">Subculturas e Modismos</text:p>
        </text:list-item>
        <text:list-item>
          <text:p text:style-name="P39">Corporações e Poder Político</text:p>
        </text:list-item>
      </text:list>
      <text:p text:style-name="Text_20_body"><text:span text:style-name="Strong_20_Emphasis">Capítulo 4: Infraestrutura Tecnológica e Visual</text:span></text:p>
      <text:list xml:id="list1052618037" text:style-name="L21">
        <text:list-item>
          <text:p text:style-name="P42">Rede de Comunicações e Internet das Coisas</text:p>
        </text:list-item>
        <text:list-item>
          <text:p text:style-name="P42">Transportes Futurísticos</text:p>
        </text:list-item>
        <text:list-item>
          <text:p text:style-name="P41">Estética Neon e Iluminação</text:p>
        </text:list-item>
      </text:list>
      <text:p text:style-name="Text_20_body"><text:span text:style-name="Strong_20_Emphasis">Capítulo 5: Criando Sua Própria Cidade Cyberpunk</text:span></text:p>
      <text:list xml:id="list2341638847" text:style-name="L22">
        <text:list-item>
          <text:p text:style-name="P44">Processo Criativo e Brainstorming</text:p>
        </text:list-item>
        <text:list-item>
          <text:p text:style-name="P44">Ferramentas e Recursos Visuais</text:p>
        </text:list-item>
        <text:list-item>
          <text:p text:style-name="P43">Exemplos e Exercícios Práticos</text:p>
        </text:list-item>
      </text:list>
      <text:p text:style-name="Text_20_body"><text:span text:style-name="Strong_20_Emphasis">Conclusão</text:span></text:p>
      <text:list xml:id="list3581771914" text:style-name="L23">
        <text:list-item>
          <text:p text:style-name="P46">Reflexões Finais</text:p>
        </text:list-item>
        <text:list-item>
          <text:p text:style-name="P45">O Futuro do Cyberpunk na Literatura e na Cultura Pop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Introdução</text:h>
      <text:h text:style-name="Heading_20_4" text:outline-level="4">Apresentação do Tema</text:h>
      <text:p text:style-name="Text_20_body">O universo do cyberpunk é uma subcategoria fascinante da ficção científica, que combina tecnologia avançada com uma sociedade distópica. Cidades cyberpunk são locais onde o neon brilha incessantemente, a tecnologia é onipresente e as ruas são repletas de contrastes gritantes entre luxo e miséria. Este eBook se propõe a ser um guia para imaginar e construir essas cidades futurísticas em suas histórias, proporcionando uma base sólida para escritores, roteiristas e criadores de conteúdo visual.</text:p>
      <text:h text:style-name="Heading_20_4" text:outline-level="4">Importância das Cidades no Cyberpunk</text:h>
      <text:p text:style-name="Text_20_body">As cidades são o coração pulsante do cyberpunk. Elas não são meramente cenários, mas personagens por si só, com vida, história e personalidade próprias. A configuração urbana define o tom e o ritmo das narrativas cyberpunk, influenciando a atmosfera, os conflitos e as interações dos personagens. Compreender e criar essas metrópoles de maneira detalhada e coesa é essencial para qualquer história cyberpunk convincente.</text:p>
      <text:h text:style-name="Heading_20_4" text:outline-level="4">Objetivos do eBook</text:h>
      <text:p text:style-name="Text_20_body">Este eBook tem como objetivo fornecer um guia prático e detalhado para a criação de cidades cyberpunk. Através de uma análise profunda dos elementos essenciais, cultura e sociedade, infraestrutura tecnológica e visual, além de processos criativos práticos, você estará bem equipado para criar cidades que não só servem como pano de fundo para suas histórias, mas também as enriquecem e dão vida.</text:p>
      <text:p text:style-name="Horizontal_20_Line"/>
      <text:h text:style-name="Heading_20_3" text:outline-level="3">Capítulo 1: Fundamentos do Cyberpunk</text:h>
      <text:h text:style-name="Heading_20_4" text:outline-level="4">Definição e Origens do Gênero</text:h>
      <text:p text:style-name="Text_20_body">O cyberpunk é um subgênero da ficção científica que emergiu nas décadas de 1980 e 1990. Caracterizado por um foco em alta tecnologia e baixa qualidade de vida, o cyberpunk explora a interseção entre avanços tecnológicos e a degradação social. Termos como "high tech, low life" encapsulam bem a essência do gênero. A tecnologia é avançada e onipresente, enquanto a sociedade é marcada por desigualdade extrema, corrupção e decadência.</text:p>
      <text:p text:style-name="Text_20_body">Origens do Cyberpunk:</text:p>
      <text:list xml:id="list2882138664" text:style-name="L1">
        <text:list-item>
          <text:p text:style-name="P2"><text:span text:style-name="Strong_20_Emphasis">Literatura</text:span>: William Gibson é frequentemente creditado como um dos pioneiros do cyberpunk com seu romance "Neuromancer" (1984). Outros autores notáveis incluem Bruce Sterling e Philip K. Dick.</text:p>
        </text:list-item>
        <text:list-item>
          <text:p text:style-name="P2"><text:span text:style-name="Strong_20_Emphasis">Cinema</text:span>: Filmes como "Blade Runner" (1982), dirigido por Ridley Scott e baseado na obra de Philip K. Dick, ajudaram a popularizar o visual e os temas do cyberpunk.</text:p>
        </text:list-item>
        <text:list-item>
          <text:p text:style-name="P1"><text:span text:style-name="Strong_20_Emphasis">Cultura Pop</text:span>: A estética e os temas cyberpunk influenciaram profundamente a cultura pop, permeando jogos, música, moda e até arquitetura.</text:p>
        </text:list-item>
      </text:list>
      <text:h text:style-name="Heading_20_4" text:outline-level="4">Temas e Elementos Comuns</text:h>
      <text:p text:style-name="Text_20_body">Os temas e elementos comuns no cyberpunk incluem:</text:p>
      <text:list xml:id="list3330517949" text:style-name="L2">
        <text:list-item>
          <text:p text:style-name="P4"><text:soft-page-break/><text:span text:style-name="Strong_20_Emphasis">Tecnologia Avançada</text:span>: Inclui implantes cibernéticos, inteligência artificial, realidades virtuais e redes de computadores interconectadas.</text:p>
        </text:list-item>
        <text:list-item>
          <text:p text:style-name="P4"><text:span text:style-name="Strong_20_Emphasis">Distopia Urbana</text:span>: As cidades são geralmente grandes metrópoles, caóticas e opressivas, com uma clara divisão entre as elites e as massas desfavorecidas.</text:p>
        </text:list-item>
        <text:list-item>
          <text:p text:style-name="P4"><text:span text:style-name="Strong_20_Emphasis">Corporatocracia</text:span>: Grandes corporações têm mais poder do que governos, controlando vastos aspectos da vida cotidiana.</text:p>
        </text:list-item>
        <text:list-item>
          <text:p text:style-name="P4"><text:span text:style-name="Strong_20_Emphasis">Hackers e Anti-Heróis</text:span>: Personagens principais frequentemente são hackers, mercenários ou rebeldes que operam nas sombras, lutando contra sistemas opressivos.</text:p>
        </text:list-item>
        <text:list-item>
          <text:p text:style-name="P3"><text:span text:style-name="Strong_20_Emphasis">Decadência Social</text:span>: A sociedade é marcada por uma grande desigualdade, corrupção e uma luta constante pela sobrevivência.</text:p>
        </text:list-item>
      </text:list>
      <text:h text:style-name="Heading_20_4" text:outline-level="4">Exemplos Clássicos e Modernos</text:h>
      <text:p text:style-name="Text_20_body">Para entender melhor o cyberpunk, é útil examinar alguns exemplos clássicos e modernos que definiram e expandiram o gênero:</text:p>
      <text:p text:style-name="Text_20_body"><text:span text:style-name="Strong_20_Emphasis">Clássicos:</text:span></text:p>
      <text:list xml:id="list3952550308" text:style-name="L3">
        <text:list-item>
          <text:p text:style-name="P6"><text:span text:style-name="Strong_20_Emphasis">Neuromancer</text:span> por William Gibson: Este romance seminal introduz muitos dos elementos que definiriam o cyberpunk, incluindo o ciberespaço e a inteligência artificial.</text:p>
        </text:list-item>
        <text:list-item>
          <text:p text:style-name="P6"><text:span text:style-name="Strong_20_Emphasis">Blade Runner</text:span> (1982): Este filme estabeleceu a estética visual do cyberpunk, com suas paisagens urbanas densas e neon, além de seus temas de identidade e humanidade.</text:p>
        </text:list-item>
        <text:list-item>
          <text:p text:style-name="P5"><text:span text:style-name="Strong_20_Emphasis">Ghost in the Shell</text:span> (1995): Um anime que explora a fusão entre humanos e máquinas, inteligência artificial e questões de identidade.</text:p>
        </text:list-item>
      </text:list>
      <text:p text:style-name="Text_20_body"><text:span text:style-name="Strong_20_Emphasis">Modernos:</text:span></text:p>
      <text:list xml:id="list2769265869" text:style-name="L4">
        <text:list-item>
          <text:p text:style-name="P8"><text:span text:style-name="Strong_20_Emphasis">Altered Carbon</text:span> (2018): Uma série da Netflix baseada no romance de Richard K. Morgan, que explora um futuro onde a consciência humana pode ser transferida entre corpos.</text:p>
        </text:list-item>
        <text:list-item>
          <text:p text:style-name="P8"><text:span text:style-name="Strong_20_Emphasis">Cyberpunk 2077</text:span> (2020): Um jogo de RPG que mergulha profundamente no universo cyberpunk, oferecendo uma visão imersiva de uma cidade futurística controlada por megacorporações e repleta de tecnologia avançada.</text:p>
        </text:list-item>
        <text:list-item>
          <text:p text:style-name="P7"><text:span text:style-name="Strong_20_Emphasis">Ex Machina</text:span> (2014): Um filme que examina a inteligência artificial e as implicações éticas e filosóficas de criar máquinas conscientes.</text:p>
        </text:list-item>
      </text:list>
      <text:p text:style-name="Text_20_body">Compreender esses fundamentos do cyberpunk é crucial para criar cidades que não apenas parecem futurísticas, mas que também ressoam com os temas e as nuances do gênero.</text:p>
      <text:h text:style-name="Heading_20_3" text:outline-level="3">Capítulo 2: Elementos Essenciais de uma Cidade Cyberpunk</text:h>
      <text:h text:style-name="Heading_20_4" text:outline-level="4">Arquitetura e Design Urbano</text:h>
      <text:p text:style-name="Text_20_body">A arquitetura e o design urbano em uma cidade cyberpunk são cruciais para criar a atmosfera desejada. Elementos a considerar incluem:</text:p>
      <text:list xml:id="list1516438296" text:style-name="L5">
        <text:list-item>
          <text:p text:style-name="P10"><text:span text:style-name="Strong_20_Emphasis">Edifícios Altos e Densos</text:span>: Arranha-céus imponentes e densamente agrupados, muitas vezes com um visual degradado e mal conservado.</text:p>
        </text:list-item>
        <text:list-item>
          <text:p text:style-name="P10"><text:span text:style-name="Strong_20_Emphasis">Neon e Hologramas</text:span>: Iluminação neon e hologramas publicitários são onipresentes, criando uma paisagem visual vibrante e caótica.</text:p>
        </text:list-item>
        <text:list-item>
          <text:p text:style-name="P10"><text:span text:style-name="Strong_20_Emphasis">Zonas de Contraste</text:span>: Áreas luxuosas contrastando com favelas e zonas industriais degradadas, simbolizando a desigualdade social.</text:p>
        </text:list-item>
        <text:list-item>
          <text:p text:style-name="P10"><text:soft-page-break/><text:span text:style-name="Strong_20_Emphasis">Infraestrutura Complexa</text:span>: Pontes, passarelas, túneis e plataformas sobrepostas, criando um labirinto urbano tridimensional.</text:p>
        </text:list-item>
        <text:list-item>
          <text:p text:style-name="P9"><text:span text:style-name="Strong_20_Emphasis">Elementos Futurísticos</text:span>: Arquitetura inovadora e futurística, incluindo edifícios com designs não convencionais e materiais avançados.</text:p>
        </text:list-item>
      </text:list>
      <text:h text:style-name="Heading_20_4" text:outline-level="4">Tecnologia e Inovação</text:h>
      <text:p text:style-name="Text_20_body">A tecnologia é um pilar central nas cidades cyberpunk, moldando todos os aspectos da vida urbana:</text:p>
      <text:list xml:id="list3652902083" text:style-name="L6">
        <text:list-item>
          <text:p text:style-name="P12"><text:span text:style-name="Strong_20_Emphasis">Implantes Cibernéticos</text:span>: Ampla utilização de aprimoramentos tecnológicos no corpo humano.</text:p>
        </text:list-item>
        <text:list-item>
          <text:p text:style-name="P12"><text:span text:style-name="Strong_20_Emphasis">Redes de Computadores</text:span>: Conexões de alta velocidade e onipresentes, permitindo uma comunicação e transferência de dados instantânea.</text:p>
        </text:list-item>
        <text:list-item>
          <text:p text:style-name="P12"><text:span text:style-name="Strong_20_Emphasis">Inteligência Artificial</text:span>: Presença de IA em diversos setores, desde assistentes pessoais até segurança e governança.</text:p>
        </text:list-item>
        <text:list-item>
          <text:p text:style-name="P12"><text:span text:style-name="Strong_20_Emphasis">Realidade Virtual e Aumentada</text:span>: Utilização cotidiana de RV e RA para entretenimento, trabalho e interação social.</text:p>
        </text:list-item>
        <text:list-item>
          <text:p text:style-name="P11"><text:span text:style-name="Strong_20_Emphasis">Tecnologia Sustentável</text:span>: Soluções avançadas para problemas ambientais, como energia renovável e reciclagem eficiente.</text:p>
        </text:list-item>
      </text:list>
      <text:h text:style-name="Heading_20_4" text:outline-level="4">Socioeconomia e Desigualdade</text:h>
      <text:p text:style-name="Text_20_body">A desigualdade é um tema recorrente e profundo nas cidades cyberpunk:</text:p>
      <text:list xml:id="list4279640942" text:style-name="L7">
        <text:list-item>
          <text:p text:style-name="P14"><text:span text:style-name="Strong_20_Emphasis">Divisão de Classes</text:span>: Uma elite rica e poderosa vivendo em luxo, enquanto a maioria da população vive em condições precárias.</text:p>
        </text:list-item>
        <text:list-item>
          <text:p text:style-name="P14"><text:span text:style-name="Strong_20_Emphasis">Corporações vs. Governos</text:span>: Megacorporações exercendo mais poder e influência do que os governos tradicionais.</text:p>
        </text:list-item>
        <text:list-item>
          <text:p text:style-name="P14"><text:span text:style-name="Strong_20_Emphasis">Economia Informal</text:span>: Um mercado negro florescente, com atividades ilícitas e negócios clandestinos.</text:p>
        </text:list-item>
        <text:list-item>
          <text:p text:style-name="P14"><text:span text:style-name="Strong_20_Emphasis">Desemprego e Subemprego</text:span>: Muitos habitantes vivendo de trabalhos informais e precários, enquanto a automação substitui empregos tradicionais.</text:p>
        </text:list-item>
        <text:list-item>
          <text:p text:style-name="P13"><text:span text:style-name="Strong_20_Emphasis">Resistência e Movimentos Sociais</text:span>: Grupos rebeldes e movimentos sociais lutando contra a opressão e a desigualdade.</text:p>
        </text:list-item>
      </text:list>
      <text:p text:style-name="Horizontal_20_Line"/>
      <text:h text:style-name="Heading_20_3" text:outline-level="3">Capítulo 3: Cultura e Sociedade</text:h>
      <text:h text:style-name="Heading_20_4" text:outline-level="4">Vida Cotidiana nas Cidades Cyberpunk</text:h>
      <text:p text:style-name="Text_20_body">A vida cotidiana nas cidades cyberpunk é marcada por um ritmo frenético e uma constante luta pela sobrevivência:</text:p>
      <text:list xml:id="list2351202173" text:style-name="L8">
        <text:list-item>
          <text:p text:style-name="P16"><text:span text:style-name="Strong_20_Emphasis">Ambiente Urbano Intenso</text:span>: Ruas movimentadas, barulhentas e perigosas, com uma mistura de pessoas de diferentes origens.</text:p>
        </text:list-item>
        <text:list-item>
          <text:p text:style-name="P16"><text:span text:style-name="Strong_20_Emphasis">Vigilância Onipresente</text:span>: Sistemas de monitoramento e vigilância constantes, com pouca ou nenhuma privacidade.</text:p>
        </text:list-item>
        <text:list-item>
          <text:p text:style-name="P16"><text:span text:style-name="Strong_20_Emphasis">Economia de Gig e Freelancers</text:span>: Muitas pessoas trabalhando como freelancers ou em "gigs", refletindo a precarização do trabalho.</text:p>
        </text:list-item>
        <text:list-item>
          <text:p text:style-name="P16"><text:soft-page-break/><text:span text:style-name="Strong_20_Emphasis">Estilo de Vida Digital</text:span>: Forte dependência de dispositivos tecnológicos e redes sociais para comunicação e entretenimento.</text:p>
        </text:list-item>
        <text:list-item>
          <text:p text:style-name="P15"><text:span text:style-name="Strong_20_Emphasis">Acesso a Serviços</text:span>: Serviços básicos como saúde e educação frequentemente controlados por corporações e acessíveis apenas para quem pode pagar.</text:p>
        </text:list-item>
      </text:list>
      <text:h text:style-name="Heading_20_4" text:outline-level="4">Subculturas e Modismos</text:h>
      <text:p text:style-name="Text_20_body">As subculturas e modismos são diversos e frequentemente definem a identidade dos habitantes:</text:p>
      <text:list xml:id="list4078715723" text:style-name="L9">
        <text:list-item>
          <text:p text:style-name="P18"><text:span text:style-name="Strong_20_Emphasis">Hacker Culture</text:span>: Comunidades de hackers que operam no submundo digital, desafiando as corporações e governos.</text:p>
        </text:list-item>
        <text:list-item>
          <text:p text:style-name="P18"><text:span text:style-name="Strong_20_Emphasis">Moda Futurística</text:span>: Roupas com tecnologia integrada, como tecidos inteligentes e acessórios cibernéticos.</text:p>
        </text:list-item>
        <text:list-item>
          <text:p text:style-name="P18"><text:span text:style-name="Strong_20_Emphasis">Estilos de Vida Alternativos</text:span>: Grupos vivendo em comunas tecnológicas, coletivos anarquistas ou cultos tecnológicos.</text:p>
        </text:list-item>
        <text:list-item>
          <text:p text:style-name="P18"><text:span text:style-name="Strong_20_Emphasis">Música e Arte</text:span>: Estilos musicais eletrônicos, arte de rua e manifestações culturais que refletem a rebeldia e a inovação.</text:p>
        </text:list-item>
        <text:list-item>
          <text:p text:style-name="P17"><text:span text:style-name="Strong_20_Emphasis">Virtualidade Social</text:span>: Interações sociais frequentemente mediadas por avatares e realidades virtuais.</text:p>
        </text:list-item>
      </text:list>
      <text:h text:style-name="Heading_20_4" text:outline-level="4">Corporações e Poder Político</text:h>
      <text:p text:style-name="Text_20_body">As corporações têm um papel central na governança e controle social:</text:p>
      <text:list xml:id="list834421949" text:style-name="L10">
        <text:list-item>
          <text:p text:style-name="P20"><text:span text:style-name="Strong_20_Emphasis">Megacorporações</text:span>: Empresas gigantescas que controlam vastos setores da economia, desde tecnologia até serviços básicos.</text:p>
        </text:list-item>
        <text:list-item>
          <text:p text:style-name="P20"><text:span text:style-name="Strong_20_Emphasis">Influência Política</text:span>: Corporações que exercem grande influência sobre as políticas governamentais, frequentemente superando o poder dos próprios estados.</text:p>
        </text:list-item>
        <text:list-item>
          <text:p text:style-name="P20"><text:span text:style-name="Strong_20_Emphasis">Segurança Privada</text:span>: Corporações mantêm suas próprias forças de segurança, que operam acima da lei tradicional.</text:p>
        </text:list-item>
        <text:list-item>
          <text:p text:style-name="P20"><text:span text:style-name="Strong_20_Emphasis">Lobbies e Corrupção</text:span>: Práticas de lobby intensas e corrupção endêmica, com decisões políticas sendo compradas e vendidas.</text:p>
        </text:list-item>
        <text:list-item>
          <text:p text:style-name="P19"><text:span text:style-name="Strong_20_Emphasis">Resistência e Rebelião</text:span>: Movimentos de resistência contra a dominação corporativa, frequentemente retratados como heróis ou vilões na narrativa.</text:p>
        </text:list-item>
      </text:list>
      <text:p text:style-name="Standard"/>
      <text:h text:style-name="Heading_20_3" text:outline-level="3">Capítulo 4: Infraestrutura Tecnológica e Visual</text:h>
      <text:h text:style-name="Heading_20_4" text:outline-level="4">Rede de Comunicações e Internet das Coisas</text:h>
      <text:p text:style-name="Text_20_body">Nas cidades cyberpunk, a conectividade é onipresente e avançada:</text:p>
      <text:list xml:id="list943120302" text:style-name="L11">
        <text:list-item>
          <text:p text:style-name="P22"><text:span text:style-name="Strong_20_Emphasis">Internet das Coisas (IoT)</text:span>: Objetos do cotidiano conectados à internet, comunicando-se entre si e com os habitantes. Isso inclui desde eletrodomésticos inteligentes até sistemas de transporte automatizados.</text:p>
        </text:list-item>
        <text:list-item>
          <text:p text:style-name="P22"><text:span text:style-name="Strong_20_Emphasis">Redes de Alta Velocidade</text:span>: Infraestrutura de comunicação robusta, com redes de alta velocidade que suportam a vasta troca de dados em tempo real.</text:p>
        </text:list-item>
        <text:list-item>
          <text:p text:style-name="P22"><text:span text:style-name="Strong_20_Emphasis">Ciberespaço</text:span>: Um ambiente virtual onde as interações digitais ocorrem, frequentemente com uma representação visual imersiva.</text:p>
        </text:list-item>
        <text:list-item>
          <text:p text:style-name="P22"><text:soft-page-break/><text:span text:style-name="Strong_20_Emphasis">Segurança Cibernética</text:span>: Sistemas avançados de proteção de dados, mas também a presença constante de ameaças cibernéticas, como hackers e vírus.</text:p>
        </text:list-item>
        <text:list-item>
          <text:p text:style-name="P21"><text:span text:style-name="Strong_20_Emphasis">Realidade Virtual e Aumentada (RV/RA)</text:span>: Amplamente utilizadas para trabalho, entretenimento e socialização, integrando o mundo digital ao físico.</text:p>
        </text:list-item>
      </text:list>
      <text:h text:style-name="Heading_20_4" text:outline-level="4">Transportes Futurísticos</text:h>
      <text:p text:style-name="Text_20_body">O transporte em cidades cyberpunk é eficiente, mas pode variar enormemente em qualidade e acesso:</text:p>
      <text:list xml:id="list3811017522" text:style-name="L12">
        <text:list-item>
          <text:p text:style-name="P24"><text:span text:style-name="Strong_20_Emphasis">Veículos Autônomos</text:span>: Carros e drones autônomos que transportam pessoas e mercadorias.</text:p>
        </text:list-item>
        <text:list-item>
          <text:p text:style-name="P24"><text:span text:style-name="Strong_20_Emphasis">Trens de Alta Velocidade</text:span>: Sistemas de transporte público rápidos e eficientes, muitas vezes suspensos ou subterrâneos.</text:p>
        </text:list-item>
        <text:list-item>
          <text:p text:style-name="P24"><text:span text:style-name="Strong_20_Emphasis">Aviões e Drones Pessoais</text:span>: Pequenas aeronaves pessoais e drones para transporte rápido e personalizado.</text:p>
        </text:list-item>
        <text:list-item>
          <text:p text:style-name="P24"><text:span text:style-name="Strong_20_Emphasis">Caminhadas e Bicicletas</text:span>: Em áreas mais pobres ou congestionadas, andar a pé ou de bicicleta pode ser a principal forma de locomoção.</text:p>
        </text:list-item>
        <text:list-item>
          <text:p text:style-name="P23"><text:span text:style-name="Strong_20_Emphasis">Transporte Ilegal</text:span>: Rede de transporte clandestina, como táxis piratas e veículos modificados para evitar a vigilância.</text:p>
        </text:list-item>
      </text:list>
      <text:h text:style-name="Heading_20_4" text:outline-level="4">Estética Neon e Iluminação</text:h>
      <text:p text:style-name="Text_20_body">A iluminação e a estética visual são marcas registradas das cidades cyberpunk:</text:p>
      <text:list xml:id="list1019062582" text:style-name="L13">
        <text:list-item>
          <text:p text:style-name="P26"><text:span text:style-name="Strong_20_Emphasis">Neon Onipresente</text:span>: Luzes neon em placas, anúncios e fachadas, criando um visual vibrante e caótico.</text:p>
        </text:list-item>
        <text:list-item>
          <text:p text:style-name="P26"><text:span text:style-name="Strong_20_Emphasis">Hologramas Publicitários</text:span>: Anúncios em hologramas tridimensionais que flutuam no ar, interagindo com os transeuntes.</text:p>
        </text:list-item>
        <text:list-item>
          <text:p text:style-name="P26"><text:span text:style-name="Strong_20_Emphasis">Contrastes de Luz e Sombra</text:span>: Zonas muito iluminadas contrastando com áreas escuras e sombrias, criando uma atmosfera de mistério e perigo.</text:p>
        </text:list-item>
        <text:list-item>
          <text:p text:style-name="P26"><text:span text:style-name="Strong_20_Emphasis">Tecnologia Integrada à Arquitetura</text:span>: Edifícios com superfícies interativas e telas gigantes exibindo informações e publicidade.</text:p>
        </text:list-item>
        <text:list-item>
          <text:p text:style-name="P25"><text:span text:style-name="Strong_20_Emphasis">Arte de Rua e Grafite</text:span>: Elementos de rebelião e expressão artística espalhados pela cidade, adicionando cor e narrativa aos espaços urbanos.</text:p>
        </text:list-item>
      </text:list>
      <text:p text:style-name="Horizontal_20_Line"/>
      <text:h text:style-name="Heading_20_3" text:outline-level="3">Capítulo 5: Criando Sua Própria Cidade Cyberpunk</text:h>
      <text:h text:style-name="Heading_20_4" text:outline-level="4">Processo Criativo e Brainstorming</text:h>
      <text:p text:style-name="Text_20_body">Criar uma cidade cyberpunk envolve uma combinação de criatividade e planejamento meticuloso:</text:p>
      <text:list xml:id="list146537407" text:style-name="L14">
        <text:list-item>
          <text:p text:style-name="P28"><text:span text:style-name="Strong_20_Emphasis">Pesquisa e Inspiração</text:span>: Estudar exemplos de literatura, filmes, e jogos cyberpunk para entender o que funciona e por que.</text:p>
        </text:list-item>
        <text:list-item>
          <text:p text:style-name="P28"><text:span text:style-name="Strong_20_Emphasis">Mapeamento e Desenho</text:span>: Criar mapas e esboços da cidade, incluindo seus distritos, pontos de interesse e infraestrutura.</text:p>
        </text:list-item>
        <text:list-item>
          <text:p text:style-name="P28"><text:span text:style-name="Strong_20_Emphasis">História da Cidade</text:span>: Desenvolver uma história e contexto para a cidade, explicando como ela chegou ao estado atual.</text:p>
        </text:list-item>
        <text:list-item>
          <text:p text:style-name="P28"><text:span text:style-name="Strong_20_Emphasis">Brainstorming de Elementos</text:span>: Listar características essenciais como arquitetura, cultura, tecnologia e desafios sociais.</text:p>
        </text:list-item>
        <text:list-item>
          <text:p text:style-name="P27"><text:soft-page-break/><text:span text:style-name="Strong_20_Emphasis">Colaboração Criativa</text:span>: Trabalhar com outros escritores, artistas ou designers para enriquecer a visão da cidade.</text:p>
        </text:list-item>
      </text:list>
      <text:h text:style-name="Heading_20_4" text:outline-level="4">Ferramentas e Recursos Visuais</text:h>
      <text:p text:style-name="Text_20_body">Utilizar ferramentas e recursos visuais pode ajudar a concretizar a sua visão:</text:p>
      <text:list xml:id="list2735545038" text:style-name="L15">
        <text:list-item>
          <text:p text:style-name="P30"><text:span text:style-name="Strong_20_Emphasis">Softwares de Design</text:span>: Ferramentas como SketchUp, Blender, ou Adobe Illustrator para criar representações visuais da cidade.</text:p>
        </text:list-item>
        <text:list-item>
          <text:p text:style-name="P30"><text:span text:style-name="Strong_20_Emphasis">Mapas e Diagramas</text:span>: Desenhos detalhados de diferentes áreas da cidade, mostrando a disposição dos edifícios e infraestruturas.</text:p>
        </text:list-item>
        <text:list-item>
          <text:p text:style-name="P30"><text:span text:style-name="Strong_20_Emphasis">Mood Boards</text:span>: Coleções de imagens, cores e texturas que capturam a atmosfera e estética desejada.</text:p>
        </text:list-item>
        <text:list-item>
          <text:p text:style-name="P30"><text:span text:style-name="Strong_20_Emphasis">Referências Visuais</text:span>: Fotos de cidades reais, obras de arte e filmes para inspirar o design e a ambientação.</text:p>
        </text:list-item>
        <text:list-item>
          <text:p text:style-name="P29"><text:span text:style-name="Strong_20_Emphasis">Tecnologia de RV e RA</text:span>: Usar ferramentas de realidade virtual e aumentada para criar simulações imersivas da cidade.</text:p>
        </text:list-item>
      </text:list>
      <text:h text:style-name="Heading_20_4" text:outline-level="4">Exemplos e Exercícios Práticos</text:h>
      <text:p text:style-name="Text_20_body">Exemplos e exercícios práticos ajudam a aplicar as ideias e técnicas discutidas:</text:p>
      <text:list xml:id="list313072058" text:style-name="L16">
        <text:list-item>
          <text:p text:style-name="P32"><text:span text:style-name="Strong_20_Emphasis">Estudo de Caso</text:span>: Analisar uma cidade cyberpunk fictícia famosa, identificando seus elementos chave e como eles são integrados.</text:p>
        </text:list-item>
        <text:list-item>
          <text:p text:style-name="P32"><text:span text:style-name="Strong_20_Emphasis">Criação de Distritos</text:span>: Desenhar e detalhar diferentes distritos da cidade, cada um com suas próprias características e funções.</text:p>
        </text:list-item>
        <text:list-item>
          <text:p text:style-name="P32"><text:span text:style-name="Strong_20_Emphasis">Desenvolvimento de Personagens</text:span>: Criar personagens que vivem e trabalham na cidade, explorando como o ambiente influencia suas vidas.</text:p>
        </text:list-item>
        <text:list-item>
          <text:p text:style-name="P32"><text:span text:style-name="Strong_20_Emphasis">Cenários e Eventos</text:span>: Planejar cenários e eventos específicos que ocorrem na cidade, usando-os para enriquecer a narrativa.</text:p>
        </text:list-item>
        <text:list-item>
          <text:p text:style-name="P31"><text:span text:style-name="Strong_20_Emphasis">Feedback e Revisão</text:span>: Compartilhar seu trabalho com outros para obter feedback e fazer ajustes que aprimorem a coesão e a autenticidade da cidade.</text:p>
        </text:list-item>
      </text:list>
      <text:p text:style-name="Standard"/>
      <text:h text:style-name="Heading_20_3" text:outline-level="3">Conclusão</text:h>
      <text:p text:style-name="Text_20_body">Criar e explorar cidades cyberpunk é uma jornada fascinante de imaginação e criatividade. Ao longo deste eBook, mergulhamos profundamente nos elementos essenciais que definem essas metrópoles futurísticas, desde arquitetura e tecnologia até cultura e sociedade. Através deste processo, aprendemos não apenas a visualizar e descrever essas cidades, mas também a compreender as complexidades sociais, econômicas e políticas que as tornam tão envolventes.</text:p>
      <text:p text:style-name="Text_20_body">Construir uma cidade cyberpunk requer mais do que simplesmente imaginação; exige uma compreensão cuidadosa dos temas centrais do gênero, como a fusão entre alta tecnologia e desigualdade social, o papel dominante das megacorporações e a resiliência dos indivíduos em face de um mundo dominado pela tecnologia.</text:p>
      <text:p text:style-name="Text_20_body">Ao final deste eBook, espero que você se sinta capacitado e inspirado para criar suas próprias cidades cyberpunk. Utilize as ferramentas e técnicas discutidas para desenvolver não apenas um cenário, mas um ambiente vivo e pulsante onde histórias cativantes possam se desenrolar. Lembre-<text:soft-page-break/>se sempre de explorar novas ideias, colaborar com outros criadores e revisar constantemente suas criações para refinar e aprimorar sua visão.</text:p>
      <text:p text:style-name="Text_20_body">O futuro do cyberpunk na literatura e na cultura pop é tão vasto quanto a imaginação permitir. Que suas criações contribuam para este rico e diversificado universo, expandindo os limites do que é possível e explorando as profundezas do que significa ser humano em um mundo cada vez mais tecnológico e complexo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20:01:59.270194593</meta:creation-date>
    <dc:date>2024-07-09T20:13:09.799876725</dc:date>
    <meta:editing-duration>PT1M</meta:editing-duration>
    <meta:editing-cycles>1</meta:editing-cycles>
    <meta:document-statistic meta:table-count="0" meta:image-count="0" meta:object-count="0" meta:page-count="9" meta:paragraph-count="153" meta:word-count="2335" meta:character-count="15830" meta:non-whitespace-character-count="13742"/>
    <meta:generator>LibreOffice/7.3.7.2$Linux_X86_64 LibreOffice_project/30$Build-2</meta:generator>
  </office:meta>
</office:document-meta>
</file>